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3">
          <table:table-cell/>
          <table:table-cell table:style-name="ce3" office:value-type="string" calcext:value-type="string">
            <text:p>Different tradeoffs result from alternate genetic</text:p>
            <text:p>adaptations to a common environment</text:p>
          </table:table-cell>
          <table:table-cell table:style-name="ce3" office:value-type="string" calcext:value-type="string">
            <text:p>(Rodriguez-Verdugo et al., 2014)</text:p>
          </table:table-cell>
          <table:table-cell table:number-columns-repeated="4"/>
          <table:table-cell office:value-type="string" calcext:value-type="string">
            <text:p>Data present in supplementary data </text:p>
          </table:table-cell>
          <table:table-cell table:number-columns-repeated="35"/>
        </table:table-row>
        <table:table-row table:style-name="ro2">
          <table:table-cell table:number-columns-repeated="7"/>
          <table:table-cell office:value-type="string" calcext:value-type="string">
            <text:p>https://www.pnas.org/content/pnas/suppl/2014/07/31/1406886111.DCSupplemental/pnas.201406886SI.pdf?targetid=nameddest%3DSTXT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9:42.787085906</meta:creation-date>
    <dc:date>2021-04-27T15:20:26.713748414</dc:date>
    <meta:editing-duration>PT44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